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7003f" officeooo:paragraph-rsid="00089e1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line will be <office:annotation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><dc:creator>Auteur inconnu</dc:creator><dc:date>2016-02-26T13:50:54</dc:date><text:p><text:span text:style-name="T4">do text</text:span></text:p><text:p><text:span text:style-name="T1">from document(at='%s/pod/test/images/python.blob' % getAppyPath(), format='image')</text:span></text:p></office:annotation></text:p>
      <text:p text:style-name="Standard"/>
      <text:p text:style-name="Standard">Error cases</text:p>
      <text:p text:style-name="Standard"/>
      <text:p text:style-name="Standard">I do not specify a<office:annotation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><dc:date>2009-01-20T00:00:00</dc:date><text:p><text:span text:style-name="T3">do text</text:span></text:p><text:p><text:span text:style-name="T3">from document(at='%s/pod/test/images/python.gif' % getAppyPath(), anchor='odt')</text:span></text:p></office:annotation>nchor.</text:p>
      <text:p text:style-name="Standard">File n<office:annotation><dc:date>2009-01-20T00:00:00</dc:date><text:p><text:span text:style-name="T3">do text</text:span></text:p><text:p><text:span text:style-name="T3">from document(at='%s/pod/test/images/pity.gif' % getAppyPath())</text:span></text:p></office:annotation>ot found.</text:p>
      <text:p text:style-name="P2">Get an image from a wrong URL<office:annotation><dc:creator>Auteur inconnu</dc:creator><dc:date>2016-03-17T13:36:43.753520579</dc:date><text:list text:style-name=""><text:list-item><text:p text:style-name="P3"><text:span text:style-name="T2">do text</text:span></text:p></text:list-item><text:list-item><text:p text:style-name="P3"><text:span text:style-name="T2">from document(at='http://www.imio.be/someImageThatDoesNotExist.png'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8-04-08T16:25:25</meta:creation-date>
    <dc:date>2016-03-17T13:38:47.935259439</dc:date>
    <dc:language>fr-BE</dc:language>
    <meta:editing-cycles>19</meta:editing-cycles>
    <meta:editing-duration>PT1H33M9S</meta:editing-duration>
    <meta:document-statistic meta:table-count="0" meta:image-count="0" meta:object-count="0" meta:page-count="1" meta:paragraph-count="12" meta:word-count="79" meta:character-count="395" meta:non-whitespace-character-count="326"/>
    <meta:user-defined meta:name="Info 1"/>
    <meta:user-defined meta:name="Info 2"/>
    <meta:user-defined meta:name="Info 3"/>
    <meta:user-defined meta:name="Info 4"/>
  </office:meta>
</office:document-meta>
</file>